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ymbol1" svg:font-family="Symbol" style:font-family-generic="system" style:font-pitch="variable"/>
    <style:font-face style:name="WenQuanYi Zen Hei Sharp" svg:font-family="'WenQuanYi Zen Hei Sharp'" style:font-family-generic="system" style:font-pitch="variable"/>
    <style:font-face style:name="Wingdings1" svg:font-family="Wingdings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loext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Heading_20_2" style:master-page-name="Standard">
      <style:paragraph-properties fo:margin-top="0.353cm" fo:margin-bottom="0cm" loext:contextual-spacing="false" style:page-number="auto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List_20_Paragraph" style:list-style-name="WWNum1"/>
    <style:style style:name="P6" style:family="paragraph" style:parent-style-name="List_20_Paragraph" style:list-style-name="WWNum1">
      <style:paragraph-properties fo:line-height="100%"/>
    </style:style>
    <style:style style:name="P7" style:family="paragraph" style:parent-style-name="List_20_Paragraph" style:list-style-name="WWNum2"/>
    <style:style style:name="T1" style:family="text">
      <style:text-properties fo:font-weight="bold" style:font-weight-asian="bold"/>
    </style:style>
    <style:style style:name="T2" style:family="text">
      <style:text-properties officeooo:rsid="00001c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<text:bookmark text:name="_GoBack"/>Requisitos técnicos</text:h>
      <text:list xml:id="list1150720458" text:style-name="WWNum1">
        <text:list-item>
          <text:p text:style-name="P5">O projeto deve ser desenvolvido em <text:s/>Java;</text:p>
        </text:list-item>
        <text:list-item>
          <text:p text:style-name="P5">O banco de dados deve ser Banco de dados em Memoria (H2, HSQLDB);</text:p>
        </text:list-item>
        <text:list-item>
          <text:p text:style-name="P5">Desenvolvimento em camadas, com tratamento de erros eficiente;</text:p>
        </text:list-item>
        <text:list-item>
          <text:p text:style-name="P6">O Backend deve disponibilizar uma API Rest (get/post/delete/update);</text:p>
        </text:list-item>
        <text:list-item>
          <text:p text:style-name="P6">Deve ser possível efetuar todas as operações disponibilizadas pelo Back-end<text:span text:style-name="T2">(O foco principal é o Back-end)</text:span>; </text:p>
          <text:p text:style-name="P6"/>
        </text:list-item>
      </text:list>
      <text:h text:style-name="Heading_20_2" text:outline-level="2">Entrega esperada</text:h>
      <text:p text:style-name="Standard">A solução completa (scripts de banco de dados e qualquer outro artefato necessário para execução da solução) deve ser disponibilizada em um repositório público do GitHub (<text:a xlink:type="simple" xlink:href="http://github.com/" text:style-name="Internet_20_link" text:visited-style-name="Visited_20_Internet_20_Link"><text:span text:style-name="Internet_20_Link">http://github.com/</text:span></text:a>). </text:p>
      <text:h text:style-name="Heading_20_2" text:outline-level="2">Avaliação</text:h>
      <text:p text:style-name="Standard">Serão avaliados sua lógica de programação, estruturação do projeto, qualidade de código e solução dada ao problema proposto. </text:p>
      <text:p text:style-name="Standard"><text:span text:style-name="T1">Atenção as pesquisas feitas na web! </text:span>Por ser um teste a distância, você terá liberdade de pesquisa, porém explicações sobre o código poderão ser solicitadas por telefone ou pessoalmente.</text:p>
      <text:h text:style-name="Heading_20_2" text:outline-level="2">Necessidade a ser resolvida: Sistema para controle de contas</text:h>
      <text:p text:style-name="Standard">Você deve criar um CRUD para manutenção de Contas de saldo. Podemos ter 2 tipos de contas:</text:p>
      <text:list xml:id="list4104616358" text:style-name="WWNum2">
        <text:list-item>
          <text:p text:style-name="P7"><text:span text:style-name="T1">Conta Matriz – </text:span>É a conta principal, a qual pode ter (n) contas filhas e essas também podem possuir suas filhas, formando assim uma hierarquia. É a principal conta da estrutura.</text:p>
        </text:list-item>
        <text:list-item>
          <text:p text:style-name="P7"><text:span text:style-name="T1">Contas Filiais – </text:span>É uma conta idêntica a Conta Matriz, porém possui obrigatoriamente uma conta Pai (pode ser a Conta Matriz ou outra Conta Filial) e pode ou não ter uma Conta Filial abaixo.</text:p>
        </text:list-item>
      </text:list>
      <text:p text:style-name="P2">Dados para o Cadastro de Contas</text:p>
      <text:p text:style-name="Standard">Nome</text:p>
      <text:p text:style-name="Standard">Data de Criação</text:p>
      <text:p text:style-name="Standard">Obs: Toda Conta deve possuir uma Pessoa e esta pode ser Jurídica ou Física</text:p>
      <text:p text:style-name="Standard"/>
      <text:p text:style-name="P2">Dados para Pessoa Jurídica</text:p>
      <text:p text:style-name="Standard">CNPJ</text:p>
      <text:p text:style-name="Standard">Razão Social</text:p>
      <text:p text:style-name="Standard">Nome Fantasia</text:p>
      <text:p text:style-name="Standard"/>
      <text:p text:style-name="P2">Dados para Pessoa Física</text:p>
      <text:p text:style-name="Standard">CPF</text:p>
      <text:p text:style-name="Standard">Nome Completo</text:p>
      <text:p text:style-name="Standard">Data Nascimento</text:p>
      <text:p text:style-name="Standard"/>
      <text:p text:style-name="P2">Funcionalidade de Transferência</text:p>
      <text:p text:style-name="Standard"><text:soft-page-break/>Toda Conta Filial pode efetuar transferências desde que a conta que receberá a transferência esteja debaixo da mesma árvore e não seja uma conta Matriz.</text:p>
      <text:p text:style-name="Standard">A Conta Matriz não pode receber transferências de outras contas, apenas Aportes que devem possuir um código alfanumérico único.</text:p>
      <text:p text:style-name="Standard">Toda transação pode ser estornada (no caso de um estorno de um Aporte é necessário informar o código alfanumérico para que a transação possa ser estornada).</text:p>
      <text:p text:style-name="Standard">Apenas as Contas Ativas podem receber Cargas ou Transferências</text:p>
      <text:p text:style-name="Standard"/>
      <text:p text:style-name="Standard">S<text:span text:style-name="T1">ituação da Conta</text:span></text:p>
      <text:p text:style-name="Standard">Toda Conta pode estar ativa, bloqueada ou cancelada;</text:p>
      <text:p text:style-name="Standard">Todo Histórico de transações deve ser armazenado e consultado.</text:p>
      <text:h text:style-name="Heading_20_2" text:outline-level="2">Glossário de termos</text:h>
      <text:p text:style-name="Standard">Aporte - Entrada de valores diretamente na Conta Matriz, através de uma transação qualquer.</text:p>
      <text:p text:style-name="P1">Transferência – Valores movimentados entre contas, onde uma é debitada e a outra é credita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ymbol1" svg:font-family="Symbol" style:font-family-generic="system" style:font-pitch="variable"/>
    <style:font-face style:name="WenQuanYi Zen Hei Sharp" svg:font-family="'WenQuanYi Zen Hei Sharp'" style:font-family-generic="system" style:font-pitch="variable"/>
    <style:font-face style:name="Wingdings1" svg:font-family="Wingdings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" style:class="text"/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line-height="115%" fo:keep-together="always" fo:keep-with-next="always"/>
      <style:text-properties fo:color="#5b9bd5" style:font-name="Calibri Light" fo:font-family="'Calibri Light'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Heading" style:default-outline-level="" style:class="text"/>
    <style:style style:name="Text_20_Body" style:display-name="Text Body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5b9bd5" style:font-name="Calibri Light" fo:font-family="'Calibri Light'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style:rfc-language-tag="uz-Cyrl-UZ" fo:language="uz" fo:script="Cyrl" fo:country="UZ" style:text-underline-style="solid" style:text-underline-width="auto" style:text-underline-color="font-color" style:rfc-language-tag-asian="uz-Cyrl-UZ" style:language-asian="uz" style:script-asian="Cyrl" style:country-asian="UZ" style:rfc-language-tag-complex="uz-Cyrl-UZ" style:language-complex="uz" style:script-complex="Cyrl" style:country-complex="UZ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Wingdings1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Wingdings1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5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4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7cm" fo:margin-bottom="1.401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57cm" fo:margin-left="0cm" fo:margin-right="0cm" fo:margin-bottom="0.469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8:04:00</meta:creation-date>
    <meta:initial-creator>Willian Vieira</meta:initial-creator>
    <dc:language>pt-BR</dc:language>
    <dc:date>2019-08-20T07:24:54.911000000</dc:date>
    <meta:editing-cycles>7</meta:editing-cycles>
    <meta:editing-duration>PT51M54S</meta:editing-duration>
    <meta:generator>LibreOffice/6.0.5.2$Windows_X86_64 LibreOffice_project/54c8cbb85f300ac59db32fe8a675ff7683cd5a16</meta:generator>
    <meta:document-statistic meta:table-count="0" meta:image-count="0" meta:object-count="0" meta:page-count="2" meta:paragraph-count="39" meta:word-count="402" meta:character-count="2508" meta:non-whitespace-character-count="2145"/>
    <meta:user-defined meta:name="AppVersion">14.0000</meta:user-defined>
    <meta:user-defined meta:name="Company">HubFintec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